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17in"/>
    </style:style>
    <style:style style:name="co2" style:family="table-column">
      <style:table-column-properties fo:break-before="auto" style:column-width="0.9811in"/>
    </style:style>
    <style:style style:name="co3" style:family="table-column">
      <style:table-column-properties fo:break-before="auto" style:column-width="0.9102in"/>
    </style:style>
    <style:style style:name="co4" style:family="table-column">
      <style:table-column-properties fo:break-before="auto" style:column-width="3.1909in"/>
    </style:style>
    <style:style style:name="co5" style:family="table-column">
      <style:table-column-properties fo:break-before="auto" style:column-width="1.6102in"/>
    </style:style>
    <style:style style:name="co6" style:family="table-column">
      <style:table-column-properties fo:break-before="auto" style:column-width="1.9693in"/>
    </style:style>
    <style:style style:name="co7" style:family="table-column">
      <style:table-column-properties fo:break-before="auto" style:column-width="1.242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</office:automatic-styles>
  <office:body>
    <office:spreadsheet>
      <table:table table:name="script_mapscrip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01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1-obj-0</text:p>
          </table:table-cell>
          <table:table-cell table:number-columns-repeated="2"/>
          <table:table-cell office:value-type="string" calcext:value-type="string">
            <text:p>花壇</text:p>
          </table:table-cell>
          <table:table-cell office:value-type="string" calcext:value-type="string">
            <text:p>Flowerbed</text:p>
          </table:table-cell>
          <table:table-cell/>
          <table:table-cell table:formula="of:=IF([.F2]=[.I2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1-obj-1</text:p>
          </table:table-cell>
          <table:table-cell table:number-columns-repeated="2"/>
          <table:table-cell office:value-type="string" calcext:value-type="string">
            <text:p>ゴミ箱</text:p>
          </table:table-cell>
          <table:table-cell office:value-type="string" calcext:value-type="string">
            <text:p>Garbage Can</text:p>
          </table:table-cell>
          <table:table-cell/>
          <table:table-cell table:formula="of:=IF([.F3]=[.I3]; &quot;UNTRANSLATED&quot;; &quot;&quot;)">
            <text:p/>
          </table:table-cell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MS01-gnd-2</text:p>
          </table:table-cell>
          <table:table-cell table:number-columns-repeated="2"/>
          <table:table-cell office:value-type="string" calcext:value-type="string">
            <text:p>道路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NOTE: this is actually referring to a sidewalk, not a paved road</text:p>
          </table:table-cell>
          <table:table-cell table:formula="of:=IF([.F4]=[.I4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02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2-obj-0</text:p>
          </table:table-cell>
          <table:table-cell table:number-columns-repeated="2"/>
          <table:table-cell office:value-type="string" calcext:value-type="string">
            <text:p>木</text:p>
          </table:table-cell>
          <table:table-cell office:value-type="string" calcext:value-type="string">
            <text:p>Tree</text:p>
          </table:table-cell>
          <table:table-cell/>
          <table:table-cell table:formula="of:=IF([.F6]=[.I6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2-gnd-1</text:p>
          </table:table-cell>
          <table:table-cell table:number-columns-repeated="2"/>
          <table:table-cell office:value-type="string" calcext:value-type="string">
            <text:p>芝生</text:p>
          </table:table-cell>
          <table:table-cell office:value-type="string" calcext:value-type="string">
            <text:p>Lawn</text:p>
          </table:table-cell>
          <table:table-cell/>
          <table:table-cell table:formula="of:=IF([.F7]=[.I7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2-gnd-2</text:p>
          </table:table-cell>
          <table:table-cell table:number-columns-repeated="2"/>
          <table:table-cell office:value-type="string" calcext:value-type="string">
            <text:p>歩道</text:p>
          </table:table-cell>
          <table:table-cell office:value-type="string" calcext:value-type="string">
            <text:p>Sidewalk</text:p>
          </table:table-cell>
          <table:table-cell/>
          <table:table-cell table:formula="of:=IF([.F8]=[.I8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2-gnd-3</text:p>
          </table:table-cell>
          <table:table-cell table:number-columns-repeated="2"/>
          <table:table-cell office:value-type="string" calcext:value-type="string">
            <text:p>割れた歩道</text:p>
          </table:table-cell>
          <table:table-cell office:value-type="string" calcext:value-type="string">
            <text:p>Cracked Sidewalk</text:p>
          </table:table-cell>
          <table:table-cell/>
          <table:table-cell table:formula="of:=IF([.F9]=[.I9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03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3-obj-0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string" calcext:value-type="string">
            <text:p>Light</text:p>
          </table:table-cell>
          <table:table-cell/>
          <table:table-cell table:formula="of:=IF([.F11]=[.I11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3-gnd-1</text:p>
          </table:table-cell>
          <table:table-cell table:number-columns-repeated="2"/>
          <table:table-cell office:value-type="string" calcext:value-type="string">
            <text:p>タイルの床</text:p>
          </table:table-cell>
          <table:table-cell office:value-type="string" calcext:value-type="string">
            <text:p>Tile Floor</text:p>
          </table:table-cell>
          <table:table-cell/>
          <table:table-cell table:formula="of:=IF([.F12]=[.I12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04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4-obj-0</text:p>
          </table:table-cell>
          <table:table-cell table:number-columns-repeated="2"/>
          <table:table-cell office:value-type="string" calcext:value-type="string">
            <text:p>ガレキ</text:p>
          </table:table-cell>
          <table:table-cell office:value-type="string" calcext:value-type="string">
            <text:p>Rubble</text:p>
          </table:table-cell>
          <table:table-cell/>
          <table:table-cell table:formula="of:=IF([.F14]=[.I14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4-gnd-1</text:p>
          </table:table-cell>
          <table:table-cell table:number-columns-repeated="2"/>
          <table:table-cell office:value-type="string" calcext:value-type="string">
            <text:p>滑走路</text:p>
          </table:table-cell>
          <table:table-cell office:value-type="string" calcext:value-type="string">
            <text:p>Runway</text:p>
          </table:table-cell>
          <table:table-cell/>
          <table:table-cell table:formula="of:=IF([.F15]=[.I15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05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5-obj-0</text:p>
          </table:table-cell>
          <table:table-cell table:number-columns-repeated="2"/>
          <table:table-cell office:value-type="string" calcext:value-type="string">
            <text:p>門</text:p>
          </table:table-cell>
          <table:table-cell office:value-type="string" calcext:value-type="string">
            <text:p>Gate</text:p>
          </table:table-cell>
          <table:table-cell/>
          <table:table-cell table:formula="of:=IF([.F17]=[.I17]; &quot;UNTRANSLATED&quot;; &quot;&quot;)">
            <text:p/>
          </table:table-cell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MS05-gnd-1</text:p>
          </table:table-cell>
          <table:table-cell table:number-columns-repeated="2"/>
          <table:table-cell office:value-type="string" calcext:value-type="string">
            <text:p>道路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NOTE: originally dupe of MS01-gnd-2. however, in this case, we actually are talking about a "road" and not a "path", so i've translated it differently.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5-gnd-2</text:p>
          </table:table-cell>
          <table:table-cell table:number-columns-repeated="2"/>
          <table:table-cell office:value-type="string" calcext:value-type="string">
            <text:p>砂利の道路</text:p>
          </table:table-cell>
          <table:table-cell office:value-type="string" calcext:value-type="string">
            <text:p>Road Rubble</text:p>
          </table:table-cell>
          <table:table-cell/>
          <table:table-cell table:formula="of:=IF([.F19]=[.I19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06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6-gnd-0</text:p>
          </table:table-cell>
          <table:table-cell table:number-columns-repeated="2"/>
          <table:table-cell office:value-type="string" calcext:value-type="string">
            <text:p>宇宙空間</text:p>
          </table:table-cell>
          <table:table-cell office:value-type="string" calcext:value-type="string">
            <text:p>Outer Space</text:p>
          </table:table-cell>
          <table:table-cell/>
          <table:table-cell table:formula="of:=IF([.F21]=[.I21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07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7-obj-0</text:p>
          </table:table-cell>
          <table:table-cell table:number-columns-repeated="2"/>
          <table:table-cell office:value-type="string" calcext:value-type="string">
            <text:p>切り株</text:p>
          </table:table-cell>
          <table:table-cell office:value-type="string" calcext:value-type="string">
            <text:p>Stump</text:p>
          </table:table-cell>
          <table:table-cell/>
          <table:table-cell table:formula="of:=IF([.F23]=[.I23]; &quot;UNTRANSLATED&quot;; &quot;&quot;)">
            <text:p/>
          </table:table-cell>
        </table:table-row>
        <table:table-row table:style-name="ro4">
          <table:table-cell office:value-type="string" calcext:value-type="string">
            <text:p>string</text:p>
          </table:table-cell>
          <table:table-cell office:value-type="string" calcext:value-type="string">
            <text:p>MS07-obj-1</text:p>
          </table:table-cell>
          <table:table-cell table:number-columns-repeated="2"/>
          <table:table-cell office:value-type="string" calcext:value-type="string">
            <text:p>草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NOTE: the object this is associated with looks like a bush, so i'm going with "plant" rather than "grass" for this</text:p>
          </table:table-cell>
          <table:table-cell table:formula="of:=IF([.F24]=[.I24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7-obj-2</text:p>
          </table:table-cell>
          <table:table-cell table:number-columns-repeated="2"/>
          <table:table-cell office:value-type="string" calcext:value-type="string">
            <text:p>木</text:p>
          </table:table-cell>
          <table:table-cell table:formula="of:=T([.F6])" office:value-type="string" office:string-value="Tree" calcext:value-type="string">
            <text:p>Tree</text:p>
          </table:table-cell>
          <table:table-cell table:formula="of:=&quot;DUPE: &quot;&amp;ADDRESS(ROW([.F6]); COLUMN([.F6]); 4)" office:value-type="string" office:string-value="DUPE: F6" calcext:value-type="string">
            <text:p>DUPE: F6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7-gnd-3</text:p>
          </table:table-cell>
          <table:table-cell table:number-columns-repeated="2"/>
          <table:table-cell office:value-type="string" calcext:value-type="string">
            <text:p>ぬかるみ</text:p>
          </table:table-cell>
          <table:table-cell office:value-type="string" calcext:value-type="string">
            <text:p>Muck</text:p>
          </table:table-cell>
          <table:table-cell/>
          <table:table-cell table:formula="of:=IF([.F26]=[.I26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7-gnd-4</text:p>
          </table:table-cell>
          <table:table-cell table:number-columns-repeated="2"/>
          <table:table-cell office:value-type="string" calcext:value-type="string">
            <text:p>平地</text:p>
          </table:table-cell>
          <table:table-cell office:value-type="string" calcext:value-type="string">
            <text:p>Level Ground</text:p>
          </table:table-cell>
          <table:table-cell/>
          <table:table-cell table:formula="of:=IF([.F27]=[.I27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7-gnd-5</text:p>
          </table:table-cell>
          <table:table-cell table:number-columns-repeated="2"/>
          <table:table-cell office:value-type="string" calcext:value-type="string">
            <text:p>荒れた芝</text:p>
          </table:table-cell>
          <table:table-cell office:value-type="string" calcext:value-type="string">
            <text:p>Wild Grass</text:p>
          </table:table-cell>
          <table:table-cell/>
          <table:table-cell table:formula="of:=IF([.F28]=[.I28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08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8-gnd-0</text:p>
          </table:table-cell>
          <table:table-cell table:number-columns-repeated="2"/>
          <table:table-cell office:value-type="string" calcext:value-type="string">
            <text:p>お菓子の地面</text:p>
          </table:table-cell>
          <table:table-cell office:value-type="string" calcext:value-type="string">
            <text:p>Candy Ground</text:p>
          </table:table-cell>
          <table:table-cell/>
          <table:table-cell table:formula="of:=IF([.F30]=[.I30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8-gnd-1</text:p>
          </table:table-cell>
          <table:table-cell table:number-columns-repeated="2"/>
          <table:table-cell office:value-type="string" calcext:value-type="string">
            <text:p>壊れたお菓子</text:p>
          </table:table-cell>
          <table:table-cell office:value-type="string" calcext:value-type="string">
            <text:p>Destroyed Candy</text:p>
          </table:table-cell>
          <table:table-cell/>
          <table:table-cell table:formula="of:=IF([.F31]=[.I31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09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9-gnd-0</text:p>
          </table:table-cell>
          <table:table-cell table:number-columns-repeated="2"/>
          <table:table-cell office:value-type="string" calcext:value-type="string">
            <text:p>アイスバーン</text:p>
          </table:table-cell>
          <table:table-cell office:value-type="string" calcext:value-type="string">
            <text:p>Iced Snow</text:p>
          </table:table-cell>
          <table:table-cell/>
          <table:table-cell table:formula="of:=IF([.F33]=[.I33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09-gnd-1</text:p>
          </table:table-cell>
          <table:table-cell table:number-columns-repeated="2"/>
          <table:table-cell office:value-type="string" calcext:value-type="string">
            <text:p>積もった雪</text:p>
          </table:table-cell>
          <table:table-cell office:value-type="string" calcext:value-type="string">
            <text:p>Snowdrift</text:p>
          </table:table-cell>
          <table:table-cell/>
          <table:table-cell table:formula="of:=IF([.F34]=[.I34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0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0-obj-0</text:p>
          </table:table-cell>
          <table:table-cell table:number-columns-repeated="2"/>
          <table:table-cell office:value-type="string" calcext:value-type="string">
            <text:p>岩</text:p>
          </table:table-cell>
          <table:table-cell office:value-type="string" calcext:value-type="string">
            <text:p>Rock</text:p>
          </table:table-cell>
          <table:table-cell/>
          <table:table-cell table:formula="of:=IF([.F36]=[.I36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0-gnd-1</text:p>
          </table:table-cell>
          <table:table-cell table:number-columns-repeated="2"/>
          <table:table-cell office:value-type="string" calcext:value-type="string">
            <text:p>砂漠</text:p>
          </table:table-cell>
          <table:table-cell office:value-type="string" calcext:value-type="string">
            <text:p>Desert</text:p>
          </table:table-cell>
          <table:table-cell/>
          <table:table-cell table:formula="of:=IF([.F37]=[.I37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0-gnd-2</text:p>
          </table:table-cell>
          <table:table-cell table:number-columns-repeated="2"/>
          <table:table-cell office:value-type="string" calcext:value-type="string">
            <text:p>マグマ</text:p>
          </table:table-cell>
          <table:table-cell office:value-type="string" calcext:value-type="string">
            <text:p>Magma</text:p>
          </table:table-cell>
          <table:table-cell/>
          <table:table-cell table:formula="of:=IF([.F38]=[.I38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00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00-gnd-0</text:p>
          </table:table-cell>
          <table:table-cell table:number-columns-repeated="2"/>
          <table:table-cell office:value-type="string" calcext:value-type="string">
            <text:p>コートパネル</text:p>
          </table:table-cell>
          <table:table-cell office:value-type="string" calcext:value-type="string">
            <text:p>Court Panel</text:p>
          </table:table-cell>
          <table:table-cell/>
          <table:table-cell table:formula="of:=IF([.F40]=[.I40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01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01-gnd-0</text:p>
          </table:table-cell>
          <table:table-cell table:number-columns-repeated="2"/>
          <table:table-cell office:value-type="string" calcext:value-type="string">
            <text:p>コートパネル</text:p>
          </table:table-cell>
          <table:table-cell table:formula="of:=T([.F40])" office:value-type="string" office:string-value="Court Panel" calcext:value-type="string">
            <text:p>Court Panel</text:p>
          </table:table-cell>
          <table:table-cell table:formula="of:=&quot;DUPE: &quot;&amp;ADDRESS(ROW([.F40]); COLUMN([.F40]); 4)" office:value-type="string" office:string-value="DUPE: F40" calcext:value-type="string">
            <text:p>DUPE: F4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03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03-gnd-0</text:p>
          </table:table-cell>
          <table:table-cell table:number-columns-repeated="2"/>
          <table:table-cell office:value-type="string" calcext:value-type="string">
            <text:p>黒の石床</text:p>
          </table:table-cell>
          <table:table-cell office:value-type="string" calcext:value-type="string">
            <text:p>Black Stone Floor</text:p>
          </table:table-cell>
          <table:table-cell/>
          <table:table-cell table:formula="of:=IF([.F44]=[.I44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03-gnd-1</text:p>
          </table:table-cell>
          <table:table-cell table:number-columns-repeated="2"/>
          <table:table-cell office:value-type="string" calcext:value-type="string">
            <text:p>赤じゅうたん</text:p>
          </table:table-cell>
          <table:table-cell office:value-type="string" calcext:value-type="string">
            <text:p>Red Carpet</text:p>
          </table:table-cell>
          <table:table-cell/>
          <table:table-cell table:formula="of:=IF([.F45]=[.I45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05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05-gnd-0</text:p>
          </table:table-cell>
          <table:table-cell table:number-columns-repeated="2"/>
          <table:table-cell office:value-type="string" calcext:value-type="string">
            <text:p>闇の亜空間</text:p>
          </table:table-cell>
          <table:table-cell office:value-type="string" calcext:value-type="string">
            <text:p>Dark Subspace</text:p>
          </table:table-cell>
          <table:table-cell/>
          <table:table-cell table:formula="of:=IF([.F47]=[.I47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07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07-gnd-0</text:p>
          </table:table-cell>
          <table:table-cell table:number-columns-repeated="2"/>
          <table:table-cell office:value-type="string" calcext:value-type="string">
            <text:p>水晶のパネル</text:p>
          </table:table-cell>
          <table:table-cell office:value-type="string" calcext:value-type="string">
            <text:p>Crystal Panel</text:p>
          </table:table-cell>
          <table:table-cell/>
          <table:table-cell table:formula="of:=IF([.F49]=[.I49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09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09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office:value-type="string" calcext:value-type="string">
            <text:p>Titanium Floor</text:p>
          </table:table-cell>
          <table:table-cell/>
          <table:table-cell table:formula="of:=IF([.F51]=[.I51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1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1-gnd-0</text:p>
          </table:table-cell>
          <table:table-cell table:number-columns-repeated="2"/>
          <table:table-cell office:value-type="string" calcext:value-type="string">
            <text:p>ジメジメの床</text:p>
          </table:table-cell>
          <table:table-cell office:value-type="string" calcext:value-type="string">
            <text:p>Damp Floor</text:p>
          </table:table-cell>
          <table:table-cell/>
          <table:table-cell table:formula="of:=IF([.F53]=[.I53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1-gnd-1</text:p>
          </table:table-cell>
          <table:table-cell table:number-columns-repeated="2"/>
          <table:table-cell office:value-type="string" calcext:value-type="string">
            <text:p>スイッチの床</text:p>
          </table:table-cell>
          <table:table-cell office:value-type="string" calcext:value-type="string">
            <text:p>Switch Floor</text:p>
          </table:table-cell>
          <table:table-cell/>
          <table:table-cell table:formula="of:=IF([.F54]=[.I54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10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10-gnd-0</text:p>
          </table:table-cell>
          <table:table-cell table:number-columns-repeated="2"/>
          <table:table-cell office:value-type="string" calcext:value-type="string">
            <text:p>コートパネル</text:p>
          </table:table-cell>
          <table:table-cell table:formula="of:=T([.F40])" office:value-type="string" office:string-value="Court Panel" calcext:value-type="string">
            <text:p>Court Panel</text:p>
          </table:table-cell>
          <table:table-cell table:formula="of:=&quot;DUPE: &quot;&amp;ADDRESS(ROW([.F40]); COLUMN([.F40]); 4)" office:value-type="string" office:string-value="DUPE: F40" calcext:value-type="string">
            <text:p>DUPE: F4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12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12-gnd-0</text:p>
          </table:table-cell>
          <table:table-cell table:number-columns-repeated="2"/>
          <table:table-cell office:value-type="string" calcext:value-type="string">
            <text:p>コートパネル</text:p>
          </table:table-cell>
          <table:table-cell table:formula="of:=T([.F40])" office:value-type="string" office:string-value="Court Panel" calcext:value-type="string">
            <text:p>Court Panel</text:p>
          </table:table-cell>
          <table:table-cell table:formula="of:=&quot;DUPE: &quot;&amp;ADDRESS(ROW([.F40]); COLUMN([.F40]); 4)" office:value-type="string" office:string-value="DUPE: F40" calcext:value-type="string">
            <text:p>DUPE: F4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13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13-gnd-0</text:p>
          </table:table-cell>
          <table:table-cell table:number-columns-repeated="2"/>
          <table:table-cell office:value-type="string" calcext:value-type="string">
            <text:p>クロスパネル</text:p>
          </table:table-cell>
          <table:table-cell office:value-type="string" calcext:value-type="string">
            <text:p>Cross Panel</text:p>
          </table:table-cell>
          <table:table-cell/>
          <table:table-cell table:formula="of:=IF([.F60]=[.I60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14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14-gnd-0</text:p>
          </table:table-cell>
          <table:table-cell table:number-columns-repeated="2"/>
          <table:table-cell office:value-type="string" calcext:value-type="string">
            <text:p>コートパネル</text:p>
          </table:table-cell>
          <table:table-cell table:formula="of:=T([.F40])" office:value-type="string" office:string-value="Court Panel" calcext:value-type="string">
            <text:p>Court Panel</text:p>
          </table:table-cell>
          <table:table-cell table:formula="of:=&quot;DUPE: &quot;&amp;ADDRESS(ROW([.F40]); COLUMN([.F40]); 4)" office:value-type="string" office:string-value="DUPE: F40" calcext:value-type="string">
            <text:p>DUPE: F4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16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16-gnd-0</text:p>
          </table:table-cell>
          <table:table-cell table:number-columns-repeated="2"/>
          <table:table-cell office:value-type="string" calcext:value-type="string">
            <text:p>道路</text:p>
          </table:table-cell>
          <table:table-cell table:formula="of:=T([.F4])" office:value-type="string" office:string-value="Path" calcext:value-type="string">
            <text:p>Path</text:p>
          </table:table-cell>
          <table:table-cell table:formula="of:=&quot;DUPE: &quot;&amp;ADDRESS(ROW([.F4]); COLUMN([.F4]); 4)" office:value-type="string" office:string-value="DUPE: F4" calcext:value-type="string">
            <text:p>DUPE: F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17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17-gnd-0</text:p>
          </table:table-cell>
          <table:table-cell table:number-columns-repeated="2"/>
          <table:table-cell office:value-type="string" calcext:value-type="string">
            <text:p>星の砂地</text:p>
          </table:table-cell>
          <table:table-cell office:value-type="string" calcext:value-type="string">
            <text:p>Sandy Soil</text:p>
          </table:table-cell>
          <table:table-cell/>
          <table:table-cell table:formula="of:=IF([.F66]=[.I66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18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18-gnd-0</text:p>
          </table:table-cell>
          <table:table-cell table:number-columns-repeated="2"/>
          <table:table-cell office:value-type="string" calcext:value-type="string">
            <text:p>石のパネル</text:p>
          </table:table-cell>
          <table:table-cell office:value-type="string" calcext:value-type="string">
            <text:p>Stone Panel</text:p>
          </table:table-cell>
          <table:table-cell/>
          <table:table-cell table:formula="of:=IF([.F68]=[.I68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2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2-gnd-0</text:p>
          </table:table-cell>
          <table:table-cell table:number-columns-repeated="2"/>
          <table:table-cell office:value-type="string" calcext:value-type="string">
            <text:p>岩盤</text:p>
          </table:table-cell>
          <table:table-cell office:value-type="string" calcext:value-type="string">
            <text:p>Rock Plate</text:p>
          </table:table-cell>
          <table:table-cell/>
          <table:table-cell table:formula="of:=IF([.F70]=[.I70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2-gnd-1</text:p>
          </table:table-cell>
          <table:table-cell table:number-columns-repeated="2"/>
          <table:table-cell office:value-type="string" calcext:value-type="string">
            <text:p>湿った岩盤</text:p>
          </table:table-cell>
          <table:table-cell office:value-type="string" calcext:value-type="string">
            <text:p>Damp Rock Plate</text:p>
          </table:table-cell>
          <table:table-cell/>
          <table:table-cell table:formula="of:=IF([.F71]=[.I71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20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20-gnd-0</text:p>
          </table:table-cell>
          <table:table-cell table:number-columns-repeated="2"/>
          <table:table-cell office:value-type="string" calcext:value-type="string">
            <text:p>特殊合金の床</text:p>
          </table:table-cell>
          <table:table-cell office:value-type="string" calcext:value-type="string">
            <text:p>Special Alloy Floor</text:p>
          </table:table-cell>
          <table:table-cell/>
          <table:table-cell table:formula="of:=IF([.F73]=[.I73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22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22-gnd-0</text:p>
          </table:table-cell>
          <table:table-cell table:number-columns-repeated="2"/>
          <table:table-cell office:value-type="string" calcext:value-type="string">
            <text:p>赤じゅうたん</text:p>
          </table:table-cell>
          <table:table-cell table:formula="of:=T([.F45])" office:value-type="string" office:string-value="Red Carpet" calcext:value-type="string">
            <text:p>Red Carpet</text:p>
          </table:table-cell>
          <table:table-cell table:formula="of:=&quot;DUPE: &quot;&amp;ADDRESS(ROW([.F45]); COLUMN([.F45]); 4)" office:value-type="string" office:string-value="DUPE: F45" calcext:value-type="string">
            <text:p>DUPE: F4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3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3-gnd-0</text:p>
          </table:table-cell>
          <table:table-cell table:number-columns-repeated="2"/>
          <table:table-cell office:value-type="string" calcext:value-type="string">
            <text:p>宇宙空間</text:p>
          </table:table-cell>
          <table:table-cell table:formula="of:=T([.F21])" office:value-type="string" office:string-value="Outer Space" calcext:value-type="string">
            <text:p>Outer Space</text:p>
          </table:table-cell>
          <table:table-cell table:formula="of:=&quot;DUPE: &quot;&amp;ADDRESS(ROW([.F21]); COLUMN([.F21]); 4)" office:value-type="string" office:string-value="DUPE: F21" calcext:value-type="string">
            <text:p>DUPE: F2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4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4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table:formula="of:=T([.F51])" office:value-type="string" office:string-value="Titanium Floor" calcext:value-type="string">
            <text:p>Titanium Floor</text:p>
          </table:table-cell>
          <table:table-cell table:formula="of:=&quot;DUPE: &quot;&amp;ADDRESS(ROW([.F51]); COLUMN([.F51]); 4)" office:value-type="string" office:string-value="DUPE: F51" calcext:value-type="string">
            <text:p>DUPE: F51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4-gnd-1</text:p>
          </table:table-cell>
          <table:table-cell table:number-columns-repeated="2"/>
          <table:table-cell office:value-type="string" calcext:value-type="string">
            <text:p>スイッチの床</text:p>
          </table:table-cell>
          <table:table-cell table:formula="of:=T([.F54])" office:value-type="string" office:string-value="Switch Floor" calcext:value-type="string">
            <text:p>Switch Floor</text:p>
          </table:table-cell>
          <table:table-cell table:formula="of:=&quot;DUPE: &quot;&amp;ADDRESS(ROW([.F54]); COLUMN([.F54]); 4)" office:value-type="string" office:string-value="DUPE: F54" calcext:value-type="string">
            <text:p>DUPE: F5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5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5-gnd-0</text:p>
          </table:table-cell>
          <table:table-cell table:number-columns-repeated="2"/>
          <table:table-cell office:value-type="string" calcext:value-type="string">
            <text:p>特殊合金の床</text:p>
          </table:table-cell>
          <table:table-cell table:formula="of:=T([.F73])" office:value-type="string" office:string-value="Special Alloy Floor" calcext:value-type="string">
            <text:p>Special Alloy Floor</text:p>
          </table:table-cell>
          <table:table-cell table:formula="of:=&quot;DUPE: &quot;&amp;ADDRESS(ROW([.F73]); COLUMN([.F73]); 4)" office:value-type="string" office:string-value="DUPE: F73" calcext:value-type="string">
            <text:p>DUPE: F73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5-gnd-1</text:p>
          </table:table-cell>
          <table:table-cell table:number-columns-repeated="2"/>
          <table:table-cell office:value-type="string" calcext:value-type="string">
            <text:p>金網</text:p>
          </table:table-cell>
          <table:table-cell office:value-type="string" calcext:value-type="string">
            <text:p>Wire Mesh</text:p>
          </table:table-cell>
          <table:table-cell/>
          <table:table-cell table:formula="of:=IF([.F83]=[.I83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8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8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table:formula="of:=T([.F51])" office:value-type="string" office:string-value="Titanium Floor" calcext:value-type="string">
            <text:p>Titanium Floor</text:p>
          </table:table-cell>
          <table:table-cell table:formula="of:=&quot;DUPE: &quot;&amp;ADDRESS(ROW([.F51]); COLUMN([.F51]); 4)" office:value-type="string" office:string-value="DUPE: F51" calcext:value-type="string">
            <text:p>DUPE: F5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19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19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table:formula="of:=T([.F51])" office:value-type="string" office:string-value="Titanium Floor" calcext:value-type="string">
            <text:p>Titanium Floor</text:p>
          </table:table-cell>
          <table:table-cell table:formula="of:=&quot;DUPE: &quot;&amp;ADDRESS(ROW([.F51]); COLUMN([.F51]); 4)" office:value-type="string" office:string-value="DUPE: F51" calcext:value-type="string">
            <text:p>DUPE: F5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20</text:p>
            <text:p>//==================================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MS20-gnd-0</text:p>
          </table:table-cell>
          <table:table-cell table:number-columns-repeated="2"/>
          <table:table-cell office:value-type="string" calcext:value-type="string">
            <text:p>異次元空間</text:p>
          </table:table-cell>
          <table:table-cell office:value-type="string" calcext:value-type="string">
            <text:p>Outside Dimension</text:p>
          </table:table-cell>
          <table:table-cell table:style-name="ce2" office:value-type="string" calcext:value-type="string">
            <text:p>Extradimensional Space</text:p>
          </table:table-cell>
          <table:table-cell table:formula="of:=IF([.F89]=[.I89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0-gnd-1</text:p>
          </table:table-cell>
          <table:table-cell table:number-columns-repeated="2"/>
          <table:table-cell office:value-type="string" calcext:value-type="string">
            <text:p>異次元空間</text:p>
          </table:table-cell>
          <table:table-cell table:formula="of:=T([.F89])" office:value-type="string" office:string-value="Outside Dimension" calcext:value-type="string">
            <text:p>Outside Dimension</text:p>
          </table:table-cell>
          <table:table-cell table:formula="of:=&quot;DUPE: &quot;&amp;ADDRESS(ROW([.F89]); COLUMN([.F89]); 4)" office:value-type="string" office:string-value="DUPE: F89" calcext:value-type="string">
            <text:p>DUPE: F8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200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00-gnd-0</text:p>
          </table:table-cell>
          <table:table-cell table:number-columns-repeated="2"/>
          <table:table-cell office:value-type="string" calcext:value-type="string">
            <text:p>木の橋</text:p>
          </table:table-cell>
          <table:table-cell office:value-type="string" calcext:value-type="string">
            <text:p>Wooden Bridge</text:p>
          </table:table-cell>
          <table:table-cell/>
          <table:table-cell table:formula="of:=IF([.F92]=[.I92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00-gnd-1</text:p>
          </table:table-cell>
          <table:table-cell table:number-columns-repeated="2"/>
          <table:table-cell office:value-type="string" calcext:value-type="string">
            <text:p>砂地</text:p>
          </table:table-cell>
          <table:table-cell office:value-type="string" calcext:value-type="string">
            <text:p>Sandy Soil</text:p>
          </table:table-cell>
          <table:table-cell/>
          <table:table-cell table:formula="of:=IF([.F93]=[.I93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00-gnd-2</text:p>
          </table:table-cell>
          <table:table-cell table:number-columns-repeated="2"/>
          <table:table-cell office:value-type="string" calcext:value-type="string">
            <text:p>荒れた砂地</text:p>
          </table:table-cell>
          <table:table-cell office:value-type="string" calcext:value-type="string">
            <text:p>Rough Sandy Soil</text:p>
          </table:table-cell>
          <table:table-cell/>
          <table:table-cell table:formula="of:=IF([.F94]=[.I94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201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01-gnd-0</text:p>
          </table:table-cell>
          <table:table-cell table:number-columns-repeated="2"/>
          <table:table-cell office:value-type="string" calcext:value-type="string">
            <text:p>魔石のパネル</text:p>
          </table:table-cell>
          <table:table-cell office:value-type="string" calcext:value-type="string">
            <text:p>Magic Stone Panel</text:p>
          </table:table-cell>
          <table:table-cell/>
          <table:table-cell table:formula="of:=IF([.F96]=[.I96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21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1-obj-0</text:p>
          </table:table-cell>
          <table:table-cell table:number-columns-repeated="2"/>
          <table:table-cell office:value-type="string" calcext:value-type="string">
            <text:p>岩</text:p>
          </table:table-cell>
          <table:table-cell table:formula="of:=T([.F36])" office:value-type="string" office:string-value="Rock" calcext:value-type="string">
            <text:p>Rock</text:p>
          </table:table-cell>
          <table:table-cell table:formula="of:=&quot;DUPE: &quot;&amp;ADDRESS(ROW([.F36]); COLUMN([.F36]); 4)" office:value-type="string" office:string-value="DUPE: F36" calcext:value-type="string">
            <text:p>DUPE: F36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1-gnd-1</text:p>
          </table:table-cell>
          <table:table-cell table:number-columns-repeated="2"/>
          <table:table-cell office:value-type="string" calcext:value-type="string">
            <text:p>星の砂地</text:p>
          </table:table-cell>
          <table:table-cell table:formula="of:=T([.F66])" office:value-type="string" office:string-value="Sandy Soil" calcext:value-type="string">
            <text:p>Sandy Soil</text:p>
          </table:table-cell>
          <table:table-cell table:formula="of:=&quot;DUPE: &quot;&amp;ADDRESS(ROW([.F66]); COLUMN([.F66]); 4)" office:value-type="string" office:string-value="DUPE: F66" calcext:value-type="string">
            <text:p>DUPE: F66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1-gnd-2</text:p>
          </table:table-cell>
          <table:table-cell table:number-columns-repeated="2"/>
          <table:table-cell office:value-type="string" calcext:value-type="string">
            <text:p>荒れた砂地</text:p>
          </table:table-cell>
          <table:table-cell table:formula="of:=T([.F94])" office:value-type="string" office:string-value="Rough Sandy Soil" calcext:value-type="string">
            <text:p>Rough Sandy Soil</text:p>
          </table:table-cell>
          <table:table-cell table:formula="of:=&quot;DUPE: &quot;&amp;ADDRESS(ROW([.F94]); COLUMN([.F94]); 4)" office:value-type="string" office:string-value="DUPE: F94" calcext:value-type="string">
            <text:p>DUPE: F9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22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2-gnd-0</text:p>
          </table:table-cell>
          <table:table-cell table:number-columns-repeated="2"/>
          <table:table-cell office:value-type="string" calcext:value-type="string">
            <text:p>硬質金属の床</text:p>
          </table:table-cell>
          <table:table-cell office:value-type="string" calcext:value-type="string">
            <text:p>Hard Metal Floor</text:p>
          </table:table-cell>
          <table:table-cell/>
          <table:table-cell table:formula="of:=IF([.F102]=[.I102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23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3-gnd-0</text:p>
          </table:table-cell>
          <table:table-cell table:number-columns-repeated="2"/>
          <table:table-cell office:value-type="string" calcext:value-type="string">
            <text:p>黒鉱石の地面</text:p>
          </table:table-cell>
          <table:table-cell office:value-type="string" calcext:value-type="string">
            <text:p>Black Ore Ground</text:p>
          </table:table-cell>
          <table:table-cell/>
          <table:table-cell table:formula="of:=IF([.F104]=[.I104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3-gnd-1</text:p>
          </table:table-cell>
          <table:table-cell table:number-columns-repeated="2"/>
          <table:table-cell office:value-type="string" calcext:value-type="string">
            <text:p>転送スイッチ</text:p>
          </table:table-cell>
          <table:table-cell office:value-type="string" calcext:value-type="string">
            <text:p>Warp Switch</text:p>
          </table:table-cell>
          <table:table-cell/>
          <table:table-cell table:formula="of:=IF([.F105]=[.I105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24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4-gnd-0</text:p>
          </table:table-cell>
          <table:table-cell table:number-columns-repeated="2"/>
          <table:table-cell office:value-type="string" calcext:value-type="string">
            <text:p>黒鉱石の地面</text:p>
          </table:table-cell>
          <table:table-cell table:formula="of:=T([.F104])" office:value-type="string" office:string-value="Black Ore Ground" calcext:value-type="string">
            <text:p>Black Ore Ground</text:p>
          </table:table-cell>
          <table:table-cell table:formula="of:=&quot;DUPE: &quot;&amp;ADDRESS(ROW([.F104]); COLUMN([.F104]); 4)" office:value-type="string" office:string-value="DUPE: F104" calcext:value-type="string">
            <text:p>DUPE: F104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4-gnd-1</text:p>
          </table:table-cell>
          <table:table-cell table:number-columns-repeated="2"/>
          <table:table-cell office:value-type="string" calcext:value-type="string">
            <text:p>転送スイッチ</text:p>
          </table:table-cell>
          <table:table-cell table:formula="of:=T([.F105])" office:value-type="string" office:string-value="Warp Switch" calcext:value-type="string">
            <text:p>Warp Switch</text:p>
          </table:table-cell>
          <table:table-cell table:formula="of:=&quot;DUPE: &quot;&amp;ADDRESS(ROW([.F105]); COLUMN([.F105]); 4)" office:value-type="string" office:string-value="DUPE: F105" calcext:value-type="string">
            <text:p>DUPE: F1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25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5-obj-0</text:p>
          </table:table-cell>
          <table:table-cell table:number-columns-repeated="2"/>
          <table:table-cell office:value-type="string" calcext:value-type="string">
            <text:p>岩</text:p>
          </table:table-cell>
          <table:table-cell table:formula="of:=T([.F36])" office:value-type="string" office:string-value="Rock" calcext:value-type="string">
            <text:p>Rock</text:p>
          </table:table-cell>
          <table:table-cell table:formula="of:=&quot;DUPE: &quot;&amp;ADDRESS(ROW([.F36]); COLUMN([.F36]); 4)" office:value-type="string" office:string-value="DUPE: F36" calcext:value-type="string">
            <text:p>DUPE: F36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5-obj-1</text:p>
          </table:table-cell>
          <table:table-cell table:number-columns-repeated="2"/>
          <table:table-cell office:value-type="string" calcext:value-type="string">
            <text:p>草</text:p>
          </table:table-cell>
          <table:table-cell table:formula="of:=T([.F24])" office:value-type="string" office:string-value="Plant" calcext:value-type="string">
            <text:p>Plant</text:p>
          </table:table-cell>
          <table:table-cell table:formula="of:=&quot;DUPE: &quot;&amp;ADDRESS(ROW([.F24]); COLUMN([.F24]); 4)" office:value-type="string" office:string-value="DUPE: F24" calcext:value-type="string">
            <text:p>DUPE: F24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5-gnd-2</text:p>
          </table:table-cell>
          <table:table-cell table:number-columns-repeated="2"/>
          <table:table-cell office:value-type="string" calcext:value-type="string">
            <text:p>星の砂地</text:p>
          </table:table-cell>
          <table:table-cell table:formula="of:=T([.F66])" office:value-type="string" office:string-value="Sandy Soil" calcext:value-type="string">
            <text:p>Sandy Soil</text:p>
          </table:table-cell>
          <table:table-cell table:formula="of:=&quot;DUPE: &quot;&amp;ADDRESS(ROW([.F66]); COLUMN([.F66]); 4)" office:value-type="string" office:string-value="DUPE: F66" calcext:value-type="string">
            <text:p>DUPE: F66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5-gnd-3</text:p>
          </table:table-cell>
          <table:table-cell table:number-columns-repeated="2"/>
          <table:table-cell office:value-type="string" calcext:value-type="string">
            <text:p>荒れた砂地</text:p>
          </table:table-cell>
          <table:table-cell table:formula="of:=T([.F94])" office:value-type="string" office:string-value="Rough Sandy Soil" calcext:value-type="string">
            <text:p>Rough Sandy Soil</text:p>
          </table:table-cell>
          <table:table-cell table:formula="of:=&quot;DUPE: &quot;&amp;ADDRESS(ROW([.F94]); COLUMN([.F94]); 4)" office:value-type="string" office:string-value="DUPE: F94" calcext:value-type="string">
            <text:p>DUPE: F94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5-gnd-4</text:p>
          </table:table-cell>
          <table:table-cell table:number-columns-repeated="2"/>
          <table:table-cell office:value-type="string" calcext:value-type="string">
            <text:p>流砂</text:p>
          </table:table-cell>
          <table:table-cell office:value-type="string" calcext:value-type="string">
            <text:p>Quicksand</text:p>
          </table:table-cell>
          <table:table-cell/>
          <table:table-cell table:formula="of:=IF([.F114]=[.I114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26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6-gnd-0</text:p>
          </table:table-cell>
          <table:table-cell table:number-columns-repeated="2"/>
          <table:table-cell office:value-type="string" calcext:value-type="string">
            <text:p>赤鉱石の地面</text:p>
          </table:table-cell>
          <table:table-cell office:value-type="string" calcext:value-type="string">
            <text:p>Red Ore Ground</text:p>
          </table:table-cell>
          <table:table-cell/>
          <table:table-cell table:formula="of:=IF([.F116]=[.I116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27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7-gnd-0</text:p>
          </table:table-cell>
          <table:table-cell table:number-columns-repeated="2"/>
          <table:table-cell office:value-type="string" calcext:value-type="string">
            <text:p>セラミック道</text:p>
          </table:table-cell>
          <table:table-cell office:value-type="string" calcext:value-type="string">
            <text:p>Ceramic Path</text:p>
          </table:table-cell>
          <table:table-cell/>
          <table:table-cell table:formula="of:=IF([.F118]=[.I118]; &quot;UNTRANSLATED&quot;; &quot;&quot;)">
            <text:p/>
          </table:table-cell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7-gnd-1</text:p>
          </table:table-cell>
          <table:table-cell table:number-columns-repeated="2"/>
          <table:table-cell office:value-type="string" calcext:value-type="string">
            <text:p>排気口</text:p>
          </table:table-cell>
          <table:table-cell office:value-type="string" calcext:value-type="string">
            <text:p>Exhaust Port</text:p>
          </table:table-cell>
          <table:table-cell/>
          <table:table-cell table:formula="of:=IF([.F119]=[.I119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29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29-gnd-0</text:p>
          </table:table-cell>
          <table:table-cell table:number-columns-repeated="2"/>
          <table:table-cell office:value-type="string" calcext:value-type="string">
            <text:p>水晶のパネル</text:p>
          </table:table-cell>
          <table:table-cell table:formula="of:=T([.F49])" office:value-type="string" office:string-value="Crystal Panel" calcext:value-type="string">
            <text:p>Crystal Panel</text:p>
          </table:table-cell>
          <table:table-cell table:formula="of:=&quot;DUPE: &quot;&amp;ADDRESS(ROW([.F49]); COLUMN([.F49]); 4)" office:value-type="string" office:string-value="DUPE: F49" calcext:value-type="string">
            <text:p>DUPE: F4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30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30-gnd-0</text:p>
          </table:table-cell>
          <table:table-cell table:number-columns-repeated="2"/>
          <table:table-cell office:value-type="string" calcext:value-type="string">
            <text:p>黒の石床</text:p>
          </table:table-cell>
          <table:table-cell table:formula="of:=T([.F44])" office:value-type="string" office:string-value="Black Stone Floor" calcext:value-type="string">
            <text:p>Black Stone Floor</text:p>
          </table:table-cell>
          <table:table-cell table:formula="of:=&quot;DUPE: &quot;&amp;ADDRESS(ROW([.F44]); COLUMN([.F44]); 4)" office:value-type="string" office:string-value="DUPE: F44" calcext:value-type="string">
            <text:p>DUPE: F44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30-gnd-1</text:p>
          </table:table-cell>
          <table:table-cell table:number-columns-repeated="2"/>
          <table:table-cell office:value-type="string" calcext:value-type="string">
            <text:p>赤じゅうたん</text:p>
          </table:table-cell>
          <table:table-cell table:formula="of:=T([.F45])" office:value-type="string" office:string-value="Red Carpet" calcext:value-type="string">
            <text:p>Red Carpet</text:p>
          </table:table-cell>
          <table:table-cell table:formula="of:=&quot;DUPE: &quot;&amp;ADDRESS(ROW([.F45]); COLUMN([.F45]); 4)" office:value-type="string" office:string-value="DUPE: F45" calcext:value-type="string">
            <text:p>DUPE: F4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31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31-gnd-0</text:p>
          </table:table-cell>
          <table:table-cell table:number-columns-repeated="2"/>
          <table:table-cell office:value-type="string" calcext:value-type="string">
            <text:p>クロスパネル</text:p>
          </table:table-cell>
          <table:table-cell table:formula="of:=T([.F60])" office:value-type="string" office:string-value="Cross Panel" calcext:value-type="string">
            <text:p>Cross Panel</text:p>
          </table:table-cell>
          <table:table-cell table:formula="of:=&quot;DUPE: &quot;&amp;ADDRESS(ROW([.F60]); COLUMN([.F60]); 4)" office:value-type="string" office:string-value="DUPE: F60" calcext:value-type="string">
            <text:p>DUPE: F60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31-gnd-1</text:p>
          </table:table-cell>
          <table:table-cell table:number-columns-repeated="2"/>
          <table:table-cell office:value-type="string" calcext:value-type="string">
            <text:p>血塗られた床</text:p>
          </table:table-cell>
          <table:table-cell office:value-type="string" calcext:value-type="string">
            <text:p>Bloodstained Floor</text:p>
          </table:table-cell>
          <table:table-cell/>
          <table:table-cell table:formula="of:=IF([.F127]=[.I127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32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32-gnd-0</text:p>
          </table:table-cell>
          <table:table-cell table:number-columns-repeated="2"/>
          <table:table-cell office:value-type="string" calcext:value-type="string">
            <text:p>闇の亜空間</text:p>
          </table:table-cell>
          <table:table-cell table:formula="of:=T([.F47])" office:value-type="string" office:string-value="Dark Subspace" calcext:value-type="string">
            <text:p>Dark Subspace</text:p>
          </table:table-cell>
          <table:table-cell table:formula="of:=&quot;DUPE: &quot;&amp;ADDRESS(ROW([.F47]); COLUMN([.F47]); 4)" office:value-type="string" office:string-value="DUPE: F47" calcext:value-type="string">
            <text:p>DUPE: F4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40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40-gnd-0</text:p>
          </table:table-cell>
          <table:table-cell table:number-columns-repeated="2"/>
          <table:table-cell office:value-type="string" calcext:value-type="string">
            <text:p>床</text:p>
          </table:table-cell>
          <table:table-cell office:value-type="string" calcext:value-type="string">
            <text:p>Floor</text:p>
          </table:table-cell>
          <table:table-cell/>
          <table:table-cell table:formula="of:=IF([.F131]=[.I131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41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41-gnd-0</text:p>
          </table:table-cell>
          <table:table-cell table:number-columns-repeated="2"/>
          <table:table-cell office:value-type="string" calcext:value-type="string">
            <text:p>床</text:p>
          </table:table-cell>
          <table:table-cell table:formula="of:=T([.F131])" office:value-type="string" office:string-value="Floor" calcext:value-type="string">
            <text:p>Floor</text:p>
          </table:table-cell>
          <table:table-cell table:formula="of:=&quot;DUPE: &quot;&amp;ADDRESS(ROW([.F131]); COLUMN([.F131]); 4)" office:value-type="string" office:string-value="DUPE: F131" calcext:value-type="string">
            <text:p>DUPE: F13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50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50-obj-0</text:p>
          </table:table-cell>
          <table:table-cell table:number-columns-repeated="2"/>
          <table:table-cell office:value-type="string" calcext:value-type="string">
            <text:p>門</text:p>
          </table:table-cell>
          <table:table-cell table:formula="of:=T([.F17])" office:value-type="string" office:string-value="Gate" calcext:value-type="string">
            <text:p>Gate</text:p>
          </table:table-cell>
          <table:table-cell table:formula="of:=&quot;DUPE: &quot;&amp;ADDRESS(ROW([.F17]); COLUMN([.F17]); 4)" office:value-type="string" office:string-value="DUPE: F17" calcext:value-type="string">
            <text:p>DUPE: F17</text:p>
          </table:table-cell>
          <table:table-cell/>
        </table:table-row>
        <table:table-row table:style-name="ro5">
          <table:table-cell office:value-type="string" calcext:value-type="string">
            <text:p>string</text:p>
          </table:table-cell>
          <table:table-cell office:value-type="string" calcext:value-type="string">
            <text:p>MS50-gnd-1</text:p>
          </table:table-cell>
          <table:table-cell table:number-columns-repeated="2"/>
          <table:table-cell office:value-type="string" calcext:value-type="string">
            <text:p>道路</text:p>
          </table:table-cell>
          <table:table-cell table:formula="of:=T([.F18])" office:value-type="string" office:string-value="Road" calcext:value-type="string">
            <text:p>Road</text:p>
          </table:table-cell>
          <table:table-cell office:value-type="string" calcext:value-type="string">
            <text:p>NOTE: originally dupe, see note on MS05-gnd-1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50-gnd-2</text:p>
          </table:table-cell>
          <table:table-cell table:number-columns-repeated="2"/>
          <table:table-cell office:value-type="string" calcext:value-type="string">
            <text:p>砂利の道路</text:p>
          </table:table-cell>
          <table:table-cell table:formula="of:=T([.F19])" office:value-type="string" office:string-value="Road Rubble" calcext:value-type="string">
            <text:p>Road Rubble</text:p>
          </table:table-cell>
          <table:table-cell table:formula="of:=&quot;DUPE: &quot;&amp;ADDRESS(ROW([.F19]); COLUMN([.F19]); 4)" office:value-type="string" office:string-value="DUPE: F19" calcext:value-type="string">
            <text:p>DUPE: F1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51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51-obj-0</text:p>
          </table:table-cell>
          <table:table-cell table:number-columns-repeated="2"/>
          <table:table-cell office:value-type="string" calcext:value-type="string">
            <text:p>ガレキ</text:p>
          </table:table-cell>
          <table:table-cell table:formula="of:=T([.F14])" office:value-type="string" office:string-value="Rubble" calcext:value-type="string">
            <text:p>Rubble</text:p>
          </table:table-cell>
          <table:table-cell table:formula="of:=&quot;DUPE: &quot;&amp;ADDRESS(ROW([.F14]); COLUMN([.F14]); 4)" office:value-type="string" office:string-value="DUPE: F14" calcext:value-type="string">
            <text:p>DUPE: F14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51-gnd-1</text:p>
          </table:table-cell>
          <table:table-cell table:number-columns-repeated="2"/>
          <table:table-cell office:value-type="string" calcext:value-type="string">
            <text:p>滑走路</text:p>
          </table:table-cell>
          <table:table-cell table:formula="of:=T([.F15])" office:value-type="string" office:string-value="Runway" calcext:value-type="string">
            <text:p>Runway</text:p>
          </table:table-cell>
          <table:table-cell table:formula="of:=&quot;DUPE: &quot;&amp;ADDRESS(ROW([.F15]); COLUMN([.F15]); 4)" office:value-type="string" office:string-value="DUPE: F15" calcext:value-type="string">
            <text:p>DUPE: F1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53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53-gnd-0</text:p>
          </table:table-cell>
          <table:table-cell table:number-columns-repeated="2"/>
          <table:table-cell office:value-type="string" calcext:value-type="string">
            <text:p>床</text:p>
          </table:table-cell>
          <table:table-cell table:formula="of:=T([.F131])" office:value-type="string" office:string-value="Floor" calcext:value-type="string">
            <text:p>Floor</text:p>
          </table:table-cell>
          <table:table-cell table:formula="of:=&quot;DUPE: &quot;&amp;ADDRESS(ROW([.F131]); COLUMN([.F131]); 4)" office:value-type="string" office:string-value="DUPE: F131" calcext:value-type="string">
            <text:p>DUPE: F13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54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54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table:formula="of:=T([.F51])" office:value-type="string" office:string-value="Titanium Floor" calcext:value-type="string">
            <text:p>Titanium Floor</text:p>
          </table:table-cell>
          <table:table-cell table:formula="of:=&quot;DUPE: &quot;&amp;ADDRESS(ROW([.F51]); COLUMN([.F51]); 4)" office:value-type="string" office:string-value="DUPE: F51" calcext:value-type="string">
            <text:p>DUPE: F5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55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55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table:formula="of:=T([.F51])" office:value-type="string" office:string-value="Titanium Floor" calcext:value-type="string">
            <text:p>Titanium Floor</text:p>
          </table:table-cell>
          <table:table-cell table:formula="of:=&quot;DUPE: &quot;&amp;ADDRESS(ROW([.F51]); COLUMN([.F51]); 4)" office:value-type="string" office:string-value="DUPE: F51" calcext:value-type="string">
            <text:p>DUPE: F5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56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56-gnd-0</text:p>
          </table:table-cell>
          <table:table-cell table:number-columns-repeated="2"/>
          <table:table-cell office:value-type="string" calcext:value-type="string">
            <text:p>赤じゅうたん</text:p>
          </table:table-cell>
          <table:table-cell table:formula="of:=T([.F45])" office:value-type="string" office:string-value="Red Carpet" calcext:value-type="string">
            <text:p>Red Carpet</text:p>
          </table:table-cell>
          <table:table-cell table:formula="of:=&quot;DUPE: &quot;&amp;ADDRESS(ROW([.F45]); COLUMN([.F45]); 4)" office:value-type="string" office:string-value="DUPE: F45" calcext:value-type="string">
            <text:p>DUPE: F4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57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57-gnd-0</text:p>
          </table:table-cell>
          <table:table-cell table:number-columns-repeated="2"/>
          <table:table-cell office:value-type="string" calcext:value-type="string">
            <text:p>赤じゅうたん</text:p>
          </table:table-cell>
          <table:table-cell table:formula="of:=T([.F45])" office:value-type="string" office:string-value="Red Carpet" calcext:value-type="string">
            <text:p>Red Carpet</text:p>
          </table:table-cell>
          <table:table-cell table:formula="of:=&quot;DUPE: &quot;&amp;ADDRESS(ROW([.F45]); COLUMN([.F45]); 4)" office:value-type="string" office:string-value="DUPE: F45" calcext:value-type="string">
            <text:p>DUPE: F4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58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58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table:formula="of:=T([.F51])" office:value-type="string" office:string-value="Titanium Floor" calcext:value-type="string">
            <text:p>Titanium Floor</text:p>
          </table:table-cell>
          <table:table-cell table:formula="of:=&quot;DUPE: &quot;&amp;ADDRESS(ROW([.F51]); COLUMN([.F51]); 4)" office:value-type="string" office:string-value="DUPE: F51" calcext:value-type="string">
            <text:p>DUPE: F5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59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59-gnd-0</text:p>
          </table:table-cell>
          <table:table-cell table:number-columns-repeated="2"/>
          <table:table-cell office:value-type="string" calcext:value-type="string">
            <text:p>特殊合金の床</text:p>
          </table:table-cell>
          <table:table-cell table:formula="of:=T([.F73])" office:value-type="string" office:string-value="Special Alloy Floor" calcext:value-type="string">
            <text:p>Special Alloy Floor</text:p>
          </table:table-cell>
          <table:table-cell table:formula="of:=&quot;DUPE: &quot;&amp;ADDRESS(ROW([.F73]); COLUMN([.F73]); 4)" office:value-type="string" office:string-value="DUPE: F73" calcext:value-type="string">
            <text:p>DUPE: F7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60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60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table:formula="of:=T([.F51])" office:value-type="string" office:string-value="Titanium Floor" calcext:value-type="string">
            <text:p>Titanium Floor</text:p>
          </table:table-cell>
          <table:table-cell table:formula="of:=&quot;DUPE: &quot;&amp;ADDRESS(ROW([.F51]); COLUMN([.F51]); 4)" office:value-type="string" office:string-value="DUPE: F51" calcext:value-type="string">
            <text:p>DUPE: F5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61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61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table:formula="of:=T([.F51])" office:value-type="string" office:string-value="Titanium Floor" calcext:value-type="string">
            <text:p>Titanium Floor</text:p>
          </table:table-cell>
          <table:table-cell table:formula="of:=&quot;DUPE: &quot;&amp;ADDRESS(ROW([.F51]); COLUMN([.F51]); 4)" office:value-type="string" office:string-value="DUPE: F51" calcext:value-type="string">
            <text:p>DUPE: F5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62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62-gnd-0</text:p>
          </table:table-cell>
          <table:table-cell table:number-columns-repeated="2"/>
          <table:table-cell office:value-type="string" calcext:value-type="string">
            <text:p>赤じゅうたん</text:p>
          </table:table-cell>
          <table:table-cell table:formula="of:=T([.F45])" office:value-type="string" office:string-value="Red Carpet" calcext:value-type="string">
            <text:p>Red Carpet</text:p>
          </table:table-cell>
          <table:table-cell table:formula="of:=&quot;DUPE: &quot;&amp;ADDRESS(ROW([.F45]); COLUMN([.F45]); 4)" office:value-type="string" office:string-value="DUPE: F45" calcext:value-type="string">
            <text:p>DUPE: F4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63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63-gnd-0</text:p>
          </table:table-cell>
          <table:table-cell table:number-columns-repeated="2"/>
          <table:table-cell office:value-type="string" calcext:value-type="string">
            <text:p>赤じゅうたん</text:p>
          </table:table-cell>
          <table:table-cell table:formula="of:=T([.F45])" office:value-type="string" office:string-value="Red Carpet" calcext:value-type="string">
            <text:p>Red Carpet</text:p>
          </table:table-cell>
          <table:table-cell table:formula="of:=&quot;DUPE: &quot;&amp;ADDRESS(ROW([.F45]); COLUMN([.F45]); 4)" office:value-type="string" office:string-value="DUPE: F45" calcext:value-type="string">
            <text:p>DUPE: F4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64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64-gnd-0</text:p>
          </table:table-cell>
          <table:table-cell table:number-columns-repeated="2"/>
          <table:table-cell office:value-type="string" calcext:value-type="string">
            <text:p>特殊合金の床</text:p>
          </table:table-cell>
          <table:table-cell table:formula="of:=T([.F73])" office:value-type="string" office:string-value="Special Alloy Floor" calcext:value-type="string">
            <text:p>Special Alloy Floor</text:p>
          </table:table-cell>
          <table:table-cell table:formula="of:=&quot;DUPE: &quot;&amp;ADDRESS(ROW([.F73]); COLUMN([.F73]); 4)" office:value-type="string" office:string-value="DUPE: F73" calcext:value-type="string">
            <text:p>DUPE: F73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64-gnd-1</text:p>
          </table:table-cell>
          <table:table-cell table:number-columns-repeated="2"/>
          <table:table-cell office:value-type="string" calcext:value-type="string">
            <text:p>転送スイッチ</text:p>
          </table:table-cell>
          <table:table-cell table:formula="of:=T([.F105])" office:value-type="string" office:string-value="Warp Switch" calcext:value-type="string">
            <text:p>Warp Switch</text:p>
          </table:table-cell>
          <table:table-cell table:formula="of:=&quot;DUPE: &quot;&amp;ADDRESS(ROW([.F105]); COLUMN([.F105]); 4)" office:value-type="string" office:string-value="DUPE: F105" calcext:value-type="string">
            <text:p>DUPE: F1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65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65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table:formula="of:=T([.F51])" office:value-type="string" office:string-value="Titanium Floor" calcext:value-type="string">
            <text:p>Titanium Floor</text:p>
          </table:table-cell>
          <table:table-cell table:formula="of:=&quot;DUPE: &quot;&amp;ADDRESS(ROW([.F51]); COLUMN([.F51]); 4)" office:value-type="string" office:string-value="DUPE: F51" calcext:value-type="string">
            <text:p>DUPE: F5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66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66-gnd-0</text:p>
          </table:table-cell>
          <table:table-cell table:number-columns-repeated="2"/>
          <table:table-cell office:value-type="string" calcext:value-type="string">
            <text:p>特殊合金の床</text:p>
          </table:table-cell>
          <table:table-cell table:formula="of:=T([.F73])" office:value-type="string" office:string-value="Special Alloy Floor" calcext:value-type="string">
            <text:p>Special Alloy Floor</text:p>
          </table:table-cell>
          <table:table-cell table:formula="of:=&quot;DUPE: &quot;&amp;ADDRESS(ROW([.F73]); COLUMN([.F73]); 4)" office:value-type="string" office:string-value="DUPE: F73" calcext:value-type="string">
            <text:p>DUPE: F7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67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67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table:formula="of:=T([.F51])" office:value-type="string" office:string-value="Titanium Floor" calcext:value-type="string">
            <text:p>Titanium Floor</text:p>
          </table:table-cell>
          <table:table-cell table:formula="of:=&quot;DUPE: &quot;&amp;ADDRESS(ROW([.F51]); COLUMN([.F51]); 4)" office:value-type="string" office:string-value="DUPE: F51" calcext:value-type="string">
            <text:p>DUPE: F51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67-gnd-1</text:p>
          </table:table-cell>
          <table:table-cell table:number-columns-repeated="2"/>
          <table:table-cell office:value-type="string" calcext:value-type="string">
            <text:p>スイッチの床</text:p>
          </table:table-cell>
          <table:table-cell table:formula="of:=T([.F54])" office:value-type="string" office:string-value="Switch Floor" calcext:value-type="string">
            <text:p>Switch Floor</text:p>
          </table:table-cell>
          <table:table-cell table:formula="of:=&quot;DUPE: &quot;&amp;ADDRESS(ROW([.F54]); COLUMN([.F54]); 4)" office:value-type="string" office:string-value="DUPE: F54" calcext:value-type="string">
            <text:p>DUPE: F5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68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68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table:formula="of:=T([.F51])" office:value-type="string" office:string-value="Titanium Floor" calcext:value-type="string">
            <text:p>Titanium Floor</text:p>
          </table:table-cell>
          <table:table-cell table:formula="of:=&quot;DUPE: &quot;&amp;ADDRESS(ROW([.F51]); COLUMN([.F51]); 4)" office:value-type="string" office:string-value="DUPE: F51" calcext:value-type="string">
            <text:p>DUPE: F51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68-gnd-1</text:p>
          </table:table-cell>
          <table:table-cell table:number-columns-repeated="2"/>
          <table:table-cell office:value-type="string" calcext:value-type="string">
            <text:p>転送スイッチ</text:p>
          </table:table-cell>
          <table:table-cell table:formula="of:=T([.F105])" office:value-type="string" office:string-value="Warp Switch" calcext:value-type="string">
            <text:p>Warp Switch</text:p>
          </table:table-cell>
          <table:table-cell table:formula="of:=&quot;DUPE: &quot;&amp;ADDRESS(ROW([.F105]); COLUMN([.F105]); 4)" office:value-type="string" office:string-value="DUPE: F105" calcext:value-type="string">
            <text:p>DUPE: F1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69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69-gnd-0</text:p>
          </table:table-cell>
          <table:table-cell table:number-columns-repeated="2"/>
          <table:table-cell office:value-type="string" calcext:value-type="string">
            <text:p>赤じゅうたん</text:p>
          </table:table-cell>
          <table:table-cell table:formula="of:=T([.F45])" office:value-type="string" office:string-value="Red Carpet" calcext:value-type="string">
            <text:p>Red Carpet</text:p>
          </table:table-cell>
          <table:table-cell table:formula="of:=&quot;DUPE: &quot;&amp;ADDRESS(ROW([.F45]); COLUMN([.F45]); 4)" office:value-type="string" office:string-value="DUPE: F45" calcext:value-type="string">
            <text:p>DUPE: F4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70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0-gnd-0</text:p>
          </table:table-cell>
          <table:table-cell table:number-columns-repeated="2"/>
          <table:table-cell office:value-type="string" calcext:value-type="string">
            <text:p>特殊合金の床</text:p>
          </table:table-cell>
          <table:table-cell table:formula="of:=T([.F73])" office:value-type="string" office:string-value="Special Alloy Floor" calcext:value-type="string">
            <text:p>Special Alloy Floor</text:p>
          </table:table-cell>
          <table:table-cell table:formula="of:=&quot;DUPE: &quot;&amp;ADDRESS(ROW([.F73]); COLUMN([.F73]); 4)" office:value-type="string" office:string-value="DUPE: F73" calcext:value-type="string">
            <text:p>DUPE: F73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0-gnd-1</text:p>
          </table:table-cell>
          <table:table-cell table:number-columns-repeated="2"/>
          <table:table-cell office:value-type="string" calcext:value-type="string">
            <text:p>アミの橋</text:p>
          </table:table-cell>
          <table:table-cell office:value-type="string" calcext:value-type="string">
            <text:p>Mesh Bridge</text:p>
          </table:table-cell>
          <table:table-cell/>
          <table:table-cell table:formula="of:=IF([.F180]=[.I180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71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1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table:formula="of:=T([.F51])" office:value-type="string" office:string-value="Titanium Floor" calcext:value-type="string">
            <text:p>Titanium Floor</text:p>
          </table:table-cell>
          <table:table-cell table:formula="of:=&quot;DUPE: &quot;&amp;ADDRESS(ROW([.F51]); COLUMN([.F51]); 4)" office:value-type="string" office:string-value="DUPE: F51" calcext:value-type="string">
            <text:p>DUPE: F51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1-gnd-1</text:p>
          </table:table-cell>
          <table:table-cell table:number-columns-repeated="2"/>
          <table:table-cell office:value-type="string" calcext:value-type="string">
            <text:p>転送スイッチ</text:p>
          </table:table-cell>
          <table:table-cell table:formula="of:=T([.F105])" office:value-type="string" office:string-value="Warp Switch" calcext:value-type="string">
            <text:p>Warp Switch</text:p>
          </table:table-cell>
          <table:table-cell table:formula="of:=&quot;DUPE: &quot;&amp;ADDRESS(ROW([.F105]); COLUMN([.F105]); 4)" office:value-type="string" office:string-value="DUPE: F105" calcext:value-type="string">
            <text:p>DUPE: F1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72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2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table:formula="of:=T([.F51])" office:value-type="string" office:string-value="Titanium Floor" calcext:value-type="string">
            <text:p>Titanium Floor</text:p>
          </table:table-cell>
          <table:table-cell table:formula="of:=&quot;DUPE: &quot;&amp;ADDRESS(ROW([.F51]); COLUMN([.F51]); 4)" office:value-type="string" office:string-value="DUPE: F51" calcext:value-type="string">
            <text:p>DUPE: F51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2-gnd-1</text:p>
          </table:table-cell>
          <table:table-cell table:number-columns-repeated="2"/>
          <table:table-cell office:value-type="string" calcext:value-type="string">
            <text:p>転送スイッチ</text:p>
          </table:table-cell>
          <table:table-cell table:formula="of:=T([.F105])" office:value-type="string" office:string-value="Warp Switch" calcext:value-type="string">
            <text:p>Warp Switch</text:p>
          </table:table-cell>
          <table:table-cell table:formula="of:=&quot;DUPE: &quot;&amp;ADDRESS(ROW([.F105]); COLUMN([.F105]); 4)" office:value-type="string" office:string-value="DUPE: F105" calcext:value-type="string">
            <text:p>DUPE: F1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73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3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table:formula="of:=T([.F51])" office:value-type="string" office:string-value="Titanium Floor" calcext:value-type="string">
            <text:p>Titanium Floor</text:p>
          </table:table-cell>
          <table:table-cell table:formula="of:=&quot;DUPE: &quot;&amp;ADDRESS(ROW([.F51]); COLUMN([.F51]); 4)" office:value-type="string" office:string-value="DUPE: F51" calcext:value-type="string">
            <text:p>DUPE: F51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3-gnd-1</text:p>
          </table:table-cell>
          <table:table-cell table:number-columns-repeated="2"/>
          <table:table-cell office:value-type="string" calcext:value-type="string">
            <text:p>転送スイッチ</text:p>
          </table:table-cell>
          <table:table-cell table:formula="of:=T([.F105])" office:value-type="string" office:string-value="Warp Switch" calcext:value-type="string">
            <text:p>Warp Switch</text:p>
          </table:table-cell>
          <table:table-cell table:formula="of:=&quot;DUPE: &quot;&amp;ADDRESS(ROW([.F105]); COLUMN([.F105]); 4)" office:value-type="string" office:string-value="DUPE: F105" calcext:value-type="string">
            <text:p>DUPE: F1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74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4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table:formula="of:=T([.F51])" office:value-type="string" office:string-value="Titanium Floor" calcext:value-type="string">
            <text:p>Titanium Floor</text:p>
          </table:table-cell>
          <table:table-cell table:formula="of:=&quot;DUPE: &quot;&amp;ADDRESS(ROW([.F51]); COLUMN([.F51]); 4)" office:value-type="string" office:string-value="DUPE: F51" calcext:value-type="string">
            <text:p>DUPE: F51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4-gnd-1</text:p>
          </table:table-cell>
          <table:table-cell table:number-columns-repeated="2"/>
          <table:table-cell office:value-type="string" calcext:value-type="string">
            <text:p>転送スイッチ</text:p>
          </table:table-cell>
          <table:table-cell table:formula="of:=T([.F105])" office:value-type="string" office:string-value="Warp Switch" calcext:value-type="string">
            <text:p>Warp Switch</text:p>
          </table:table-cell>
          <table:table-cell table:formula="of:=&quot;DUPE: &quot;&amp;ADDRESS(ROW([.F105]); COLUMN([.F105]); 4)" office:value-type="string" office:string-value="DUPE: F105" calcext:value-type="string">
            <text:p>DUPE: F1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75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5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table:formula="of:=T([.F51])" office:value-type="string" office:string-value="Titanium Floor" calcext:value-type="string">
            <text:p>Titanium Floor</text:p>
          </table:table-cell>
          <table:table-cell table:formula="of:=&quot;DUPE: &quot;&amp;ADDRESS(ROW([.F51]); COLUMN([.F51]); 4)" office:value-type="string" office:string-value="DUPE: F51" calcext:value-type="string">
            <text:p>DUPE: F51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5-gnd-1</text:p>
          </table:table-cell>
          <table:table-cell table:number-columns-repeated="2"/>
          <table:table-cell office:value-type="string" calcext:value-type="string">
            <text:p>転送スイッチ</text:p>
          </table:table-cell>
          <table:table-cell table:formula="of:=T([.F105])" office:value-type="string" office:string-value="Warp Switch" calcext:value-type="string">
            <text:p>Warp Switch</text:p>
          </table:table-cell>
          <table:table-cell table:formula="of:=&quot;DUPE: &quot;&amp;ADDRESS(ROW([.F105]); COLUMN([.F105]); 4)" office:value-type="string" office:string-value="DUPE: F105" calcext:value-type="string">
            <text:p>DUPE: F1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76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6-gnd-0</text:p>
          </table:table-cell>
          <table:table-cell table:number-columns-repeated="2"/>
          <table:table-cell office:value-type="string" calcext:value-type="string">
            <text:p>特殊合金の床</text:p>
          </table:table-cell>
          <table:table-cell table:formula="of:=T([.F73])" office:value-type="string" office:string-value="Special Alloy Floor" calcext:value-type="string">
            <text:p>Special Alloy Floor</text:p>
          </table:table-cell>
          <table:table-cell table:formula="of:=&quot;DUPE: &quot;&amp;ADDRESS(ROW([.F73]); COLUMN([.F73]); 4)" office:value-type="string" office:string-value="DUPE: F73" calcext:value-type="string">
            <text:p>DUPE: F73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6-gnd-1</text:p>
          </table:table-cell>
          <table:table-cell table:number-columns-repeated="2"/>
          <table:table-cell office:value-type="string" calcext:value-type="string">
            <text:p>転送スイッチ</text:p>
          </table:table-cell>
          <table:table-cell table:formula="of:=T([.F105])" office:value-type="string" office:string-value="Warp Switch" calcext:value-type="string">
            <text:p>Warp Switch</text:p>
          </table:table-cell>
          <table:table-cell table:formula="of:=&quot;DUPE: &quot;&amp;ADDRESS(ROW([.F105]); COLUMN([.F105]); 4)" office:value-type="string" office:string-value="DUPE: F105" calcext:value-type="string">
            <text:p>DUPE: F1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77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7-gnd-0</text:p>
          </table:table-cell>
          <table:table-cell table:number-columns-repeated="2"/>
          <table:table-cell office:value-type="string" calcext:value-type="string">
            <text:p>チタンの床</text:p>
          </table:table-cell>
          <table:table-cell table:formula="of:=T([.F51])" office:value-type="string" office:string-value="Titanium Floor" calcext:value-type="string">
            <text:p>Titanium Floor</text:p>
          </table:table-cell>
          <table:table-cell table:formula="of:=&quot;DUPE: &quot;&amp;ADDRESS(ROW([.F51]); COLUMN([.F51]); 4)" office:value-type="string" office:string-value="DUPE: F51" calcext:value-type="string">
            <text:p>DUPE: F5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78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8-gnd-0</text:p>
          </table:table-cell>
          <table:table-cell table:number-columns-repeated="2"/>
          <table:table-cell office:value-type="string" calcext:value-type="string">
            <text:p>床</text:p>
          </table:table-cell>
          <table:table-cell table:formula="of:=T([.F131])" office:value-type="string" office:string-value="Floor" calcext:value-type="string">
            <text:p>Floor</text:p>
          </table:table-cell>
          <table:table-cell table:formula="of:=&quot;DUPE: &quot;&amp;ADDRESS(ROW([.F131]); COLUMN([.F131]); 4)" office:value-type="string" office:string-value="DUPE: F131" calcext:value-type="string">
            <text:p>DUPE: F13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79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9-gnd-0</text:p>
          </table:table-cell>
          <table:table-cell table:number-columns-repeated="2"/>
          <table:table-cell office:value-type="string" calcext:value-type="string">
            <text:p>赤鉱石の地面</text:p>
          </table:table-cell>
          <table:table-cell table:formula="of:=T([.F116])" office:value-type="string" office:string-value="Red Ore Ground" calcext:value-type="string">
            <text:p>Red Ore Ground</text:p>
          </table:table-cell>
          <table:table-cell table:formula="of:=&quot;DUPE: &quot;&amp;ADDRESS(ROW([.F116]); COLUMN([.F116]); 4)" office:value-type="string" office:string-value="DUPE: F116" calcext:value-type="string">
            <text:p>DUPE: F116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79-gnd-1</text:p>
          </table:table-cell>
          <table:table-cell table:number-columns-repeated="2"/>
          <table:table-cell office:value-type="string" calcext:value-type="string">
            <text:p>スイッチの床</text:p>
          </table:table-cell>
          <table:table-cell table:formula="of:=T([.F54])" office:value-type="string" office:string-value="Switch Floor" calcext:value-type="string">
            <text:p>Switch Floor</text:p>
          </table:table-cell>
          <table:table-cell table:formula="of:=&quot;DUPE: &quot;&amp;ADDRESS(ROW([.F54]); COLUMN([.F54]); 4)" office:value-type="string" office:string-value="DUPE: F54" calcext:value-type="string">
            <text:p>DUPE: F5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80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80-gnd-0</text:p>
          </table:table-cell>
          <table:table-cell table:number-columns-repeated="2"/>
          <table:table-cell office:value-type="string" calcext:value-type="string">
            <text:p>クロスパネル</text:p>
          </table:table-cell>
          <table:table-cell table:formula="of:=T([.F60])" office:value-type="string" office:string-value="Cross Panel" calcext:value-type="string">
            <text:p>Cross Panel</text:p>
          </table:table-cell>
          <table:table-cell table:formula="of:=&quot;DUPE: &quot;&amp;ADDRESS(ROW([.F60]); COLUMN([.F60]); 4)" office:value-type="string" office:string-value="DUPE: F60" calcext:value-type="string">
            <text:p>DUPE: F6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81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81-gnd-0</text:p>
          </table:table-cell>
          <table:table-cell table:number-columns-repeated="2"/>
          <table:table-cell office:value-type="string" calcext:value-type="string">
            <text:p>クロスパネル</text:p>
          </table:table-cell>
          <table:table-cell table:formula="of:=T([.F60])" office:value-type="string" office:string-value="Cross Panel" calcext:value-type="string">
            <text:p>Cross Panel</text:p>
          </table:table-cell>
          <table:table-cell table:formula="of:=&quot;DUPE: &quot;&amp;ADDRESS(ROW([.F60]); COLUMN([.F60]); 4)" office:value-type="string" office:string-value="DUPE: F60" calcext:value-type="string">
            <text:p>DUPE: F6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82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82-gnd-0</text:p>
          </table:table-cell>
          <table:table-cell table:number-columns-repeated="2"/>
          <table:table-cell office:value-type="string" calcext:value-type="string">
            <text:p>クロスパネル</text:p>
          </table:table-cell>
          <table:table-cell table:formula="of:=T([.F60])" office:value-type="string" office:string-value="Cross Panel" calcext:value-type="string">
            <text:p>Cross Panel</text:p>
          </table:table-cell>
          <table:table-cell table:formula="of:=&quot;DUPE: &quot;&amp;ADDRESS(ROW([.F60]); COLUMN([.F60]); 4)" office:value-type="string" office:string-value="DUPE: F60" calcext:value-type="string">
            <text:p>DUPE: F60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82-gnd-1</text:p>
          </table:table-cell>
          <table:table-cell table:number-columns-repeated="2"/>
          <table:table-cell office:value-type="string" calcext:value-type="string">
            <text:p>クロスパネル</text:p>
          </table:table-cell>
          <table:table-cell table:formula="of:=T([.F60])" office:value-type="string" office:string-value="Cross Panel" calcext:value-type="string">
            <text:p>Cross Panel</text:p>
          </table:table-cell>
          <table:table-cell table:formula="of:=&quot;DUPE: &quot;&amp;ADDRESS(ROW([.F60]); COLUMN([.F60]); 4)" office:value-type="string" office:string-value="DUPE: F60" calcext:value-type="string">
            <text:p>DUPE: F6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83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83-gnd-0</text:p>
          </table:table-cell>
          <table:table-cell table:number-columns-repeated="2"/>
          <table:table-cell office:value-type="string" calcext:value-type="string">
            <text:p>クロスパネル</text:p>
          </table:table-cell>
          <table:table-cell table:formula="of:=T([.F60])" office:value-type="string" office:string-value="Cross Panel" calcext:value-type="string">
            <text:p>Cross Panel</text:p>
          </table:table-cell>
          <table:table-cell table:formula="of:=&quot;DUPE: &quot;&amp;ADDRESS(ROW([.F60]); COLUMN([.F60]); 4)" office:value-type="string" office:string-value="DUPE: F60" calcext:value-type="string">
            <text:p>DUPE: F6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84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84-gnd-0</text:p>
          </table:table-cell>
          <table:table-cell table:number-columns-repeated="2"/>
          <table:table-cell office:value-type="string" calcext:value-type="string">
            <text:p>クロスパネル</text:p>
          </table:table-cell>
          <table:table-cell table:formula="of:=T([.F60])" office:value-type="string" office:string-value="Cross Panel" calcext:value-type="string">
            <text:p>Cross Panel</text:p>
          </table:table-cell>
          <table:table-cell table:formula="of:=&quot;DUPE: &quot;&amp;ADDRESS(ROW([.F60]); COLUMN([.F60]); 4)" office:value-type="string" office:string-value="DUPE: F60" calcext:value-type="string">
            <text:p>DUPE: F6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87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87-gnd-0</text:p>
          </table:table-cell>
          <table:table-cell table:number-columns-repeated="2"/>
          <table:table-cell office:value-type="string" calcext:value-type="string">
            <text:p>クロスパネル</text:p>
          </table:table-cell>
          <table:table-cell table:formula="of:=T([.F60])" office:value-type="string" office:string-value="Cross Panel" calcext:value-type="string">
            <text:p>Cross Panel</text:p>
          </table:table-cell>
          <table:table-cell table:formula="of:=&quot;DUPE: &quot;&amp;ADDRESS(ROW([.F60]); COLUMN([.F60]); 4)" office:value-type="string" office:string-value="DUPE: F60" calcext:value-type="string">
            <text:p>DUPE: F6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88</text:p>
            <text:p>//==================================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string</text:p>
          </table:table-cell>
          <table:table-cell office:value-type="string" calcext:value-type="string">
            <text:p>MS88-gnd-0</text:p>
          </table:table-cell>
          <table:table-cell table:number-columns-repeated="2"/>
          <table:table-cell office:value-type="string" calcext:value-type="string">
            <text:p>鏡石のパネル</text:p>
          </table:table-cell>
          <table:table-cell office:value-type="string" calcext:value-type="string">
            <text:p>Mirror Stone Panel</text:p>
          </table:table-cell>
          <table:table-cell office:value-type="string" calcext:value-type="string">
            <text:p>CHECK, 鏡石 doesn't seem to be a real word</text:p>
          </table:table-cell>
          <table:table-cell table:formula="of:=IF([.F220]=[.I220]; &quot;UNTRANSLATED&quot;; &quot;&quot;)">
            <text:p/>
          </table:table-cell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89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89-gnd-0</text:p>
          </table:table-cell>
          <table:table-cell table:number-columns-repeated="2"/>
          <table:table-cell office:value-type="string" calcext:value-type="string">
            <text:p>赤じゅうたん</text:p>
          </table:table-cell>
          <table:table-cell table:formula="of:=T([.F45])" office:value-type="string" office:string-value="Red Carpet" calcext:value-type="string">
            <text:p>Red Carpet</text:p>
          </table:table-cell>
          <table:table-cell table:formula="of:=&quot;DUPE: &quot;&amp;ADDRESS(ROW([.F45]); COLUMN([.F45]); 4)" office:value-type="string" office:string-value="DUPE: F45" calcext:value-type="string">
            <text:p>DUPE: F4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90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90-gnd-0</text:p>
          </table:table-cell>
          <table:table-cell table:number-columns-repeated="2"/>
          <table:table-cell office:value-type="string" calcext:value-type="string">
            <text:p>クロスパネル</text:p>
          </table:table-cell>
          <table:table-cell table:formula="of:=T([.F60])" office:value-type="string" office:string-value="Cross Panel" calcext:value-type="string">
            <text:p>Cross Panel</text:p>
          </table:table-cell>
          <table:table-cell table:formula="of:=&quot;DUPE: &quot;&amp;ADDRESS(ROW([.F60]); COLUMN([.F60]); 4)" office:value-type="string" office:string-value="DUPE: F60" calcext:value-type="string">
            <text:p>DUPE: F6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91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91-gnd-0</text:p>
          </table:table-cell>
          <table:table-cell table:number-columns-repeated="2"/>
          <table:table-cell office:value-type="string" calcext:value-type="string">
            <text:p>クロスパネル</text:p>
          </table:table-cell>
          <table:table-cell table:formula="of:=T([.F60])" office:value-type="string" office:string-value="Cross Panel" calcext:value-type="string">
            <text:p>Cross Panel</text:p>
          </table:table-cell>
          <table:table-cell table:formula="of:=&quot;DUPE: &quot;&amp;ADDRESS(ROW([.F60]); COLUMN([.F60]); 4)" office:value-type="string" office:string-value="DUPE: F60" calcext:value-type="string">
            <text:p>DUPE: F6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93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93-gnd-0</text:p>
          </table:table-cell>
          <table:table-cell table:number-columns-repeated="2"/>
          <table:table-cell office:value-type="string" calcext:value-type="string">
            <text:p>クロスパネル</text:p>
          </table:table-cell>
          <table:table-cell table:formula="of:=T([.F60])" office:value-type="string" office:string-value="Cross Panel" calcext:value-type="string">
            <text:p>Cross Panel</text:p>
          </table:table-cell>
          <table:table-cell table:formula="of:=&quot;DUPE: &quot;&amp;ADDRESS(ROW([.F60]); COLUMN([.F60]); 4)" office:value-type="string" office:string-value="DUPE: F60" calcext:value-type="string">
            <text:p>DUPE: F6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94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94-gnd-0</text:p>
          </table:table-cell>
          <table:table-cell table:number-columns-repeated="2"/>
          <table:table-cell office:value-type="string" calcext:value-type="string">
            <text:p>コートパネル</text:p>
          </table:table-cell>
          <table:table-cell table:formula="of:=T([.F40])" office:value-type="string" office:string-value="Court Panel" calcext:value-type="string">
            <text:p>Court Panel</text:p>
          </table:table-cell>
          <table:table-cell table:formula="of:=&quot;DUPE: &quot;&amp;ADDRESS(ROW([.F40]); COLUMN([.F40]); 4)" office:value-type="string" office:string-value="DUPE: F40" calcext:value-type="string">
            <text:p>DUPE: F4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96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96-gnd-0</text:p>
          </table:table-cell>
          <table:table-cell table:number-columns-repeated="2"/>
          <table:table-cell office:value-type="string" calcext:value-type="string">
            <text:p>クロスパネル</text:p>
          </table:table-cell>
          <table:table-cell table:formula="of:=T([.F60])" office:value-type="string" office:string-value="Cross Panel" calcext:value-type="string">
            <text:p>Cross Panel</text:p>
          </table:table-cell>
          <table:table-cell table:formula="of:=&quot;DUPE: &quot;&amp;ADDRESS(ROW([.F60]); COLUMN([.F60]); 4)" office:value-type="string" office:string-value="DUPE: F60" calcext:value-type="string">
            <text:p>DUPE: F60</text:p>
          </table:table-cell>
          <table:table-cell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96-gnd-1</text:p>
          </table:table-cell>
          <table:table-cell table:number-columns-repeated="2"/>
          <table:table-cell office:value-type="string" calcext:value-type="string">
            <text:p>スイッチの床</text:p>
          </table:table-cell>
          <table:table-cell table:formula="of:=T([.F54])" office:value-type="string" office:string-value="Switch Floor" calcext:value-type="string">
            <text:p>Switch Floor</text:p>
          </table:table-cell>
          <table:table-cell table:formula="of:=&quot;DUPE: &quot;&amp;ADDRESS(ROW([.F54]); COLUMN([.F54]); 4)" office:value-type="string" office:string-value="DUPE: F54" calcext:value-type="string">
            <text:p>DUPE: F5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98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98-gnd-0</text:p>
          </table:table-cell>
          <table:table-cell table:number-columns-repeated="2"/>
          <table:table-cell office:value-type="string" calcext:value-type="string">
            <text:p>コートパネル</text:p>
          </table:table-cell>
          <table:table-cell table:formula="of:=T([.F40])" office:value-type="string" office:string-value="Court Panel" calcext:value-type="string">
            <text:p>Court Panel</text:p>
          </table:table-cell>
          <table:table-cell table:formula="of:=&quot;DUPE: &quot;&amp;ADDRESS(ROW([.F40]); COLUMN([.F40]); 4)" office:value-type="string" office:string-value="DUPE: F40" calcext:value-type="string">
            <text:p>DUPE: F4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//==================================</text:p>
            <text:p>// Map MS99</text:p>
            <text:p>//==================================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ring</text:p>
          </table:table-cell>
          <table:table-cell office:value-type="string" calcext:value-type="string">
            <text:p>MS99-gnd-0</text:p>
          </table:table-cell>
          <table:table-cell table:number-columns-repeated="2"/>
          <table:table-cell office:value-type="string" calcext:value-type="string">
            <text:p>コートパネル</text:p>
          </table:table-cell>
          <table:table-cell table:formula="of:=T([.F40])" office:value-type="string" office:string-value="Court Panel" calcext:value-type="string">
            <text:p>Court Panel</text:p>
          </table:table-cell>
          <table:table-cell table:formula="of:=&quot;DUPE: &quot;&amp;ADDRESS(ROW([.F40]); COLUMN([.F40]); 4)" office:value-type="string" office:string-value="DUPE: F40" calcext:value-type="string">
            <text:p>DUPE: F40</text:p>
          </table:table-cell>
          <table:table-cell/>
        </table:table-row>
        <table:table-row table:style-name="ro2" table:number-rows-repeated="104833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3">00/00/0000</text:date>, <text:time style:data-style-name="N2" text:time-value="21:19:55.188961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23T21:23:33.179909252</dc:date>
    <meta:editing-duration>P4DT20H28M11S</meta:editing-duration>
    <meta:editing-cycles>23</meta:editing-cycles>
    <meta:generator>LibreOffice/4.3.3.2$Linux_X86_64 LibreOffice_project/430m0$Build-2</meta:generator>
    <meta:document-statistic meta:table-count="1" meta:cell-count="821" meta:object-count="0"/>
  </office:meta>
</office:document-meta>
</file>